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5cm" fo:min-width="7.4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0.95cm" fo:min-width="10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0.95cm" fo:min-width="11.7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0.95cm" fo:min-width="7.3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232cm" fo:min-width="7.348cm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0.95cm" fo:min-width="8.507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1.232cm" fo:min-width="8.88cm"/>
    </style:style>
    <style:style style:name="gr8" style:family="graphic" style:parent-style-name="objectwithoutfill">
      <style:graphic-properties draw:marker-end="Arrow" draw:marker-end-width="0.3cm" draw:fill="solid" draw:fill-color="#eeeeee" draw:textarea-vertical-align="middl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1.599cm" fo:min-width="5.301cm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 fo:min-height="1.76cm" fo:min-width="7.401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1.76cm" fo:min-width="6.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9cm" svg:height="1.2cm" svg:x="22.3cm" svg:y="4.4cm">
          <text:p text:style-name="P1">Подготовка сырья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0.5cm" svg:height="1.2cm" svg:x="21cm" svg:y="6.5cm">
          <text:p text:style-name="P1">Приготовление макаронного теста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2.2cm" svg:height="1.2cm" svg:x="20.1cm" svg:y="9.5cm">
          <text:p text:style-name="P1">Пресс и формовка макаронных изделий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5.6cm" svg:height="2.4cm" svg:x="18.4cm" svg:y="12.4cm">
          <text:p text:style-name="P1">Изделия не содержат трещин и плесневелости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6" draw:id="id6" draw:layer="layout" svg:width="8.7cm" svg:height="2.1cm" svg:x="32.5cm" svg:y="16.4cm">
          <text:p text:style-name="P1">Принятие решения о браке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5" draw:id="id5" draw:layer="layout" svg:width="9.007cm" svg:height="1.2cm" svg:x="21.7cm" svg:y="16.9cm">
          <text:p text:style-name="P1">Стабилизация и охлаждение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7.9cm" svg:height="1.2cm" svg:x="22.3cm" svg:y="19.4cm">
          <text:p text:style-name="P1">Упаковка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10.4cm" svg:height="2.1cm" svg:x="21cm" svg:y="22.1cm">
          <text:p text:style-name="P1">Переход к хранению и реализации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26.25cm" svg:y1="5.6cm" svg:x2="26.25cm" svg:y2="6.5cm" draw:start-shape="id1" draw:start-glue-point="2" draw:end-shape="id2" draw:end-glue-point="0" svg:d="M26250 5600v900" svg:viewBox="0 0 1 901">
          <text:p/>
        </draw:connector>
        <draw:connector draw:style-name="gr8" draw:text-style-name="P2" draw:layer="layout" svg:x1="26.25cm" svg:y1="7.7cm" svg:x2="26.2cm" svg:y2="9.5cm" draw:start-shape="id2" draw:start-glue-point="2" draw:end-shape="id3" draw:end-glue-point="0" svg:d="M26250 7700v900h-50v900" svg:viewBox="0 0 51 1801">
          <text:p/>
        </draw:connector>
        <draw:connector draw:style-name="gr8" draw:text-style-name="P2" draw:layer="layout" svg:x1="26.2cm" svg:y1="10.7cm" svg:x2="26.2cm" svg:y2="12.4cm" draw:start-shape="id3" draw:start-glue-point="2" draw:end-shape="id4" draw:end-glue-point="4" svg:d="M26200 10700v1700" svg:viewBox="0 0 1 1701">
          <text:p/>
        </draw:connector>
        <draw:connector draw:style-name="gr8" draw:text-style-name="P2" draw:layer="layout" svg:x1="26.2cm" svg:y1="14.8cm" svg:x2="26.203cm" svg:y2="16.9cm" draw:start-shape="id4" draw:start-glue-point="6" draw:end-shape="id5" draw:end-glue-point="0" svg:d="M26200 14800v1051h3v1049" svg:viewBox="0 0 4 2101">
          <text:p/>
        </draw:connector>
        <draw:connector draw:style-name="gr8" draw:text-style-name="P2" draw:layer="layout" svg:x1="34cm" svg:y1="13.6cm" svg:x2="36.85cm" svg:y2="16.4cm" draw:start-shape="id4" draw:start-glue-point="7" draw:end-shape="id6" draw:end-glue-point="4" svg:d="M34000 13600h2850v2800" svg:viewBox="0 0 2851 2801">
          <text:p/>
        </draw:connector>
        <draw:connector draw:style-name="gr8" draw:text-style-name="P2" draw:layer="layout" svg:x1="26.203cm" svg:y1="18.1cm" svg:x2="26.25cm" svg:y2="19.4cm" draw:start-shape="id5" draw:start-glue-point="2" draw:end-shape="id7" draw:end-glue-point="0" svg:d="M26203 18100v650h47v650" svg:viewBox="0 0 48 1301">
          <text:p/>
        </draw:connector>
        <draw:connector draw:style-name="gr8" draw:text-style-name="P2" draw:layer="layout" svg:x1="26.25cm" svg:y1="20.6cm" svg:x2="26.2cm" svg:y2="22.1cm" draw:start-shape="id7" draw:start-glue-point="2" draw:end-shape="id8" svg:d="M26250 20600v750h-50v750" svg:viewBox="0 0 51 1501">
          <text:p/>
        </draw:connector>
        <draw:custom-shape draw:style-name="gr5" draw:text-style-name="P2" xml:id="id9" draw:id="id9" draw:layer="layout" svg:width="8.7cm" svg:height="2.1cm" svg:x="21.9cm" svg:y="1.4cm">
          <text:p text:style-name="P1">Производство пасты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26.25cm" svg:y1="3.5cm" svg:x2="26.25cm" svg:y2="4.4cm" draw:start-shape="id9" draw:start-glue-point="6" draw:end-shape="id1" draw:end-glue-point="0" svg:d="M26250 3500v900" svg:viewBox="0 0 1 901">
          <text:p/>
        </draw:connector>
        <draw:custom-shape draw:style-name="gr9" draw:text-style-name="P2" xml:id="id10" draw:id="id10" draw:layer="layout" svg:width="5.8cm" svg:height="2.3cm" svg:x="10.8cm" svg:y="18.7cm">
          <text:p text:style-name="P1">ГОСТ 31743-2012</text:p>
          <text:p text:style-name="P1">5.5 «Упаковка»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" draw:layer="layout" svg:x1="16.6cm" svg:y1="19.85cm" svg:x2="22.3cm" svg:y2="20cm" draw:start-shape="id10" draw:start-glue-point="7" draw:end-shape="id7" draw:end-glue-point="3" svg:d="M16600 19850h2851v150h2849" svg:viewBox="0 0 5701 151">
          <text:p/>
        </draw:connector>
        <draw:custom-shape draw:style-name="gr10" draw:text-style-name="P2" xml:id="id11" draw:id="id11" draw:layer="layout" svg:width="7.9cm" svg:height="2.5cm" svg:x="9.3cm" svg:y="3.8cm">
          <text:p text:style-name="P1">ГОСТ 31743-2012</text:p>
          <text:p text:style-name="P1">5.3 «Требования к сырью»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" draw:layer="layout" svg:x1="17.2cm" svg:y1="5.05cm" svg:x2="22.3cm" svg:y2="5cm" draw:start-shape="id11" draw:start-glue-point="7" draw:end-shape="id1" draw:end-glue-point="3" svg:d="M17200 5050h2551v-50h2549" svg:viewBox="0 0 5101 51">
          <text:p/>
        </draw:connector>
        <draw:custom-shape draw:style-name="gr11" draw:text-style-name="P2" xml:id="id12" draw:id="id12" draw:layer="layout" svg:width="7.3cm" svg:height="2.5cm" svg:x="9cm" svg:y="12.4cm">
          <text:p text:style-name="P1">ГОСТ 31743-2012</text:p>
          <text:p text:style-name="P1">7 «Методы отбора проб </text:p>
          <text:p text:style-name="P1">и контроля качества»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" draw:layer="layout" svg:x1="16.3cm" svg:y1="13.65cm" svg:x2="18.4cm" svg:y2="13.6cm" draw:start-shape="id12" draw:start-glue-point="7" draw:end-shape="id4" draw:end-glue-point="5" svg:d="M16300 13650h1051v-50h1049" svg:viewBox="0 0 21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9T15:41:55.820026157</meta:creation-date>
    <dc:date>2021-11-14T18:05:18.198541757</dc:date>
    <meta:editing-duration>PT4H15M32S</meta:editing-duration>
    <meta:editing-cycles>3</meta:editing-cycles>
    <meta:generator>LibreOffice/6.0.7.3$Linux_X86_64 LibreOffice_project/00m0$Build-3</meta:generator>
    <meta:document-statistic meta:object-count="23"/>
  </office:meta>
</office:document-meta>
</file>